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cb" officeooo:paragraph-rsid="0017f6cb"/>
    </style:style>
    <style:style style:name="P2" style:family="paragraph" style:parent-style-name="Standard">
      <style:text-properties officeooo:paragraph-rsid="0017f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2</text:p>
      <text:p text:style-name="Standard"/>
      <text:p text:style-name="Standard">package employe;</text:p>
      <text:p text:style-name="Standard"/>
      <text:p text:style-name="Standard">public class Employe {</text:p>
      <text:p text:style-name="Standard">int emp_id;</text:p>
      <text:p text:style-name="Standard"><text:s text:c="4"/>String emp_name;</text:p>
      <text:p text:style-name="Standard"><text:s text:c="4"/>int salary;</text:p>
      <text:p text:style-name="Standard"><text:s text:c="4"/>Employe(int a,String b,int c)</text:p>
      <text:p text:style-name="Standard"><text:s text:c="4"/>{</text:p>
      <text:p text:style-name="Standard"><text:s text:c="6"/>emp_id = a;</text:p>
      <text:p text:style-name="Standard"><text:s text:c="6"/>emp_name = b;</text:p>
      <text:p text:style-name="Standard"><text:s text:c="6"/>salary = c;</text:p>
      <text:p text:style-name="Standard"><text:s text:c="4"/>}</text:p>
      <text:p text:style-name="Standard"><text:s text:c="4"/>public void totalsalary()</text:p>
      <text:p text:style-name="Standard"><text:s text:c="4"/>{</text:p>
      <text:p text:style-name="Standard"><text:s text:c="4"/>int totalsalary = salary+((salary*20)/100);</text:p>
      <text:p text:style-name="Standard"><text:s text:c="4"/>System.out.println("totalsalary is:" +totalsalary);</text:p>
      <text:p text:style-name="Standard"><text:s text:c="4"/></text:p>
      <text:p text:style-name="Standard">}</text:p>
      <text:p text:style-name="Standard"><text:s text:c="4"/></text:p>
      <text:p text:style-name="Standard"><text:s text:c="4"/>public static void main(String[] args) {</text:p>
      <text:p text:style-name="Standard"><text:s text:c="8"/>Employe E = new Employe(8,"riya",10000);</text:p>
      <text:p text:style-name="Standard"><text:s text:c="8"/></text:p>
      <text:p text:style-name="Standard"><text:s text:c="8"/>E.totalsalary();</text:p>
      <text:p text:style-name="Standard"><text:s text:c="4"/>}</text:p>
      <text:p text:style-name="P2"><text:s text:c="4"/></text:p>
      <text:p text:style-name="P2">}</text:p>
      <text:p text:style-name="P2"/>
      <text:p text:style-name="P2"/>
      <text:p text:style-name="P1">output</text:p>
      <text:p text:style-name="P1"/>
      <text:p text:style-name="P1">totalsalary is:12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9:30.230803032</meta:creation-date>
    <dc:date>2022-04-01T14:21:02.426718717</dc:date>
    <meta:editing-duration>PT1M32S</meta:editing-duration>
    <meta:editing-cycles>1</meta:editing-cycles>
    <meta:document-statistic meta:table-count="0" meta:image-count="0" meta:object-count="0" meta:page-count="1" meta:paragraph-count="28" meta:word-count="58" meta:character-count="494" meta:non-whitespace-character-count="362"/>
    <meta:generator>LibreOffice/6.0.7.3$Linux_X86_64 LibreOffice_project/00m0$Build-3</meta:generator>
  </office:meta>
</office:document-meta>
</file>